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1.04pt"/>
    </style:style>
    <style:style style:name="ro1" style:family="table-row">
      <style:table-row-properties style:row-height="13.2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3c3c3c" style:font-name="Arial1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style-name="Default" office:value-type="string" calcext:value-type="string">
            <text:p>JS data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Block A</text:p>
          </table:table-cell>
          <table:covered-table-cell/>
          <table:covered-table-cell table:style-name="Default"/>
        </table:table-row>
        <table:table-row table:style-name="ro1">
          <table:table-cell table:style-name="ce2" office:value-type="float" office:value="-0.852752" calcext:value-type="float">
            <text:p>-0.852752</text:p>
          </table:table-cell>
          <table:table-cell office:value-type="float" office:value="37.546884" calcext:value-type="float">
            <text:p>37.546884</text:p>
          </table:table-cell>
          <table:table-cell table:formula="of:=&quot;{lat: &quot;&amp;[.A3]&amp;&quot;, lng: &quot;&amp;[.B3]&amp;&quot;},&quot;" office:value-type="string" office:string-value="{lat: -0.852752, lng: 37.546884}," calcext:value-type="string">
            <text:p>{lat: -0.852752, lng: 37.546884},</text:p>
          </table:table-cell>
        </table:table-row>
        <table:table-row table:style-name="ro1">
          <table:table-cell office:value-type="float" office:value="-0.853841" calcext:value-type="float">
            <text:p>-0.853841</text:p>
          </table:table-cell>
          <table:table-cell office:value-type="float" office:value="37.545049" calcext:value-type="float">
            <text:p>37.545049</text:p>
          </table:table-cell>
          <table:table-cell table:formula="of:=&quot;{lat: &quot;&amp;[.A4]&amp;&quot;, lng: &quot;&amp;[.B4]&amp;&quot;},&quot;" office:value-type="string" office:string-value="{lat: -0.853841, lng: 37.545049}," calcext:value-type="string">
            <text:p>{lat: -0.853841, lng: 37.545049},</text:p>
          </table:table-cell>
        </table:table-row>
        <table:table-row table:style-name="ro1">
          <table:table-cell office:value-type="float" office:value="-0.855214" calcext:value-type="float">
            <text:p>-0.855214</text:p>
          </table:table-cell>
          <table:table-cell office:value-type="float" office:value="37.543826" calcext:value-type="float">
            <text:p>37.543826</text:p>
          </table:table-cell>
          <table:table-cell table:formula="of:=&quot;{lat: &quot;&amp;[.A5]&amp;&quot;, lng: &quot;&amp;[.B5]&amp;&quot;},&quot;" office:value-type="string" office:string-value="{lat: -0.855214, lng: 37.543826}," calcext:value-type="string">
            <text:p>{lat: -0.855214, lng: 37.543826},</text:p>
          </table:table-cell>
        </table:table-row>
        <table:table-row table:style-name="ro1">
          <table:table-cell office:value-type="float" office:value="-0.855782" calcext:value-type="float">
            <text:p>-0.855782</text:p>
          </table:table-cell>
          <table:table-cell office:value-type="float" office:value="37.543912" calcext:value-type="float">
            <text:p>37.543912</text:p>
          </table:table-cell>
          <table:table-cell table:formula="of:=&quot;{lat: &quot;&amp;[.A6]&amp;&quot;, lng: &quot;&amp;[.B6]&amp;&quot;},&quot;" office:value-type="string" office:string-value="{lat: -0.855782, lng: 37.543912}," calcext:value-type="string">
            <text:p>{lat: -0.855782, lng: 37.543912},</text:p>
          </table:table-cell>
        </table:table-row>
        <table:table-row table:style-name="ro1">
          <table:table-cell office:value-type="float" office:value="-0.856576" calcext:value-type="float">
            <text:p>-0.856576</text:p>
          </table:table-cell>
          <table:table-cell office:value-type="float" office:value="37.54182" calcext:value-type="float">
            <text:p>37.54182</text:p>
          </table:table-cell>
          <table:table-cell table:formula="of:=&quot;{lat: &quot;&amp;[.A7]&amp;&quot;, lng: &quot;&amp;[.B7]&amp;&quot;},&quot;" office:value-type="string" office:string-value="{lat: -0.856576, lng: 37.54182}," calcext:value-type="string">
            <text:p>{lat: -0.856576, lng: 37.54182},</text:p>
          </table:table-cell>
        </table:table-row>
        <table:table-row table:style-name="ro1">
          <table:table-cell office:value-type="float" office:value="-0.860578" calcext:value-type="float">
            <text:p>-0.860578</text:p>
          </table:table-cell>
          <table:table-cell office:value-type="float" office:value="37.545349" calcext:value-type="float">
            <text:p>37.545349</text:p>
          </table:table-cell>
          <table:table-cell table:formula="of:=&quot;{lat: &quot;&amp;[.A8]&amp;&quot;, lng: &quot;&amp;[.B8]&amp;&quot;},&quot;" office:value-type="string" office:string-value="{lat: -0.860578, lng: 37.545349}," calcext:value-type="string">
            <text:p>{lat: -0.860578, lng: 37.545349},</text:p>
          </table:table-cell>
        </table:table-row>
        <table:table-row table:style-name="ro1">
          <table:table-cell office:value-type="float" office:value="-0.8586073" calcext:value-type="float">
            <text:p>-0.8586073</text:p>
          </table:table-cell>
          <table:table-cell office:value-type="float" office:value="37.546066" calcext:value-type="float">
            <text:p>37.546066</text:p>
          </table:table-cell>
          <table:table-cell table:formula="of:=&quot;{lat: &quot;&amp;[.A9]&amp;&quot;, lng: &quot;&amp;[.B9]&amp;&quot;},&quot;" office:value-type="string" office:string-value="{lat: -0.8586073, lng: 37.546066}," calcext:value-type="string">
            <text:p>{lat: -0.8586073, lng: 37.546066},</text:p>
          </table:table-cell>
        </table:table-row>
        <table:table-row table:style-name="ro1">
          <table:table-cell office:value-type="float" office:value="-0.857617" calcext:value-type="float">
            <text:p>-0.857617</text:p>
          </table:table-cell>
          <table:table-cell office:value-type="float" office:value="37.545478" calcext:value-type="float">
            <text:p>37.545478</text:p>
          </table:table-cell>
          <table:table-cell table:formula="of:=&quot;{lat: &quot;&amp;[.A10]&amp;&quot;, lng: &quot;&amp;[.B10]&amp;&quot;},&quot;" office:value-type="string" office:string-value="{lat: -0.857617, lng: 37.545478}," calcext:value-type="string">
            <text:p>{lat: -0.857617, lng: 37.545478},</text:p>
          </table:table-cell>
        </table:table-row>
        <table:table-row table:style-name="ro1">
          <table:table-cell office:value-type="float" office:value="-0.856372" calcext:value-type="float">
            <text:p>-0.856372</text:p>
          </table:table-cell>
          <table:table-cell office:value-type="float" office:value="37.547088" calcext:value-type="float">
            <text:p>37.547088</text:p>
          </table:table-cell>
          <table:table-cell table:formula="of:=&quot;{lat: &quot;&amp;[.A11]&amp;&quot;, lng: &quot;&amp;[.B11]&amp;&quot;},&quot;" office:value-type="string" office:string-value="{lat: -0.856372, lng: 37.547088}," calcext:value-type="string">
            <text:p>{lat: -0.856372, lng: 37.547088},</text:p>
          </table:table-cell>
        </table:table-row>
        <table:table-row table:style-name="ro1">
          <table:table-cell office:value-type="float" office:value="-0.8560944" calcext:value-type="float">
            <text:p>-0.8560944</text:p>
          </table:table-cell>
          <table:table-cell office:value-type="float" office:value="37.546868" calcext:value-type="float">
            <text:p>37.546868</text:p>
          </table:table-cell>
          <table:table-cell table:formula="of:=&quot;{lat: &quot;&amp;[.A12]&amp;&quot;, lng: &quot;&amp;[.B12]&amp;&quot;},&quot;" office:value-type="string" office:string-value="{lat: -0.8560944, lng: 37.546868}," calcext:value-type="string">
            <text:p>{lat: -0.8560944, lng: 37.546868},</text:p>
          </table:table-cell>
        </table:table-row>
        <table:table-row table:style-name="ro1">
          <table:table-cell office:value-type="float" office:value="-0.8553891" calcext:value-type="float">
            <text:p>-0.8553891</text:p>
          </table:table-cell>
          <table:table-cell office:value-type="float" office:value="37.548126" calcext:value-type="float">
            <text:p>37.548126</text:p>
          </table:table-cell>
          <table:table-cell table:formula="of:=&quot;{lat: &quot;&amp;[.A13]&amp;&quot;, lng: &quot;&amp;[.B13]&amp;&quot;},&quot;" office:value-type="string" office:string-value="{lat: -0.8553891, lng: 37.548126}," calcext:value-type="string">
            <text:p>{lat: -0.8553891, lng: 37.548126},</text:p>
          </table:table-cell>
        </table:table-row>
        <table:table-row table:style-name="ro1">
          <table:table-cell office:value-type="float" office:value="-0.8559362" calcext:value-type="float">
            <text:p>-0.8559362</text:p>
          </table:table-cell>
          <table:table-cell office:value-type="float" office:value="37.5488394" calcext:value-type="float">
            <text:p>37.5488394</text:p>
          </table:table-cell>
          <table:table-cell table:formula="of:=&quot;{lat: &quot;&amp;[.A14]&amp;&quot;, lng: &quot;&amp;[.B14]&amp;&quot;},&quot;" office:value-type="string" office:string-value="{lat: -0.8559362, lng: 37.5488394}," calcext:value-type="string">
            <text:p>{lat: -0.8559362, lng: 37.5488394},</text:p>
          </table:table-cell>
        </table:table-row>
        <table:table-row table:style-name="ro1">
          <table:table-cell office:value-type="float" office:value="-0.857316" calcext:value-type="float">
            <text:p>-0.857316</text:p>
          </table:table-cell>
          <table:table-cell office:value-type="float" office:value="37.549502" calcext:value-type="float">
            <text:p>37.549502</text:p>
          </table:table-cell>
          <table:table-cell table:formula="of:=&quot;{lat: &quot;&amp;[.A15]&amp;&quot;, lng: &quot;&amp;[.B15]&amp;&quot;},&quot;" office:value-type="string" office:string-value="{lat: -0.857316, lng: 37.549502}," calcext:value-type="string">
            <text:p>{lat: -0.857316, lng: 37.549502},</text:p>
          </table:table-cell>
        </table:table-row>
        <table:table-row table:style-name="ro1">
          <table:table-cell office:value-type="float" office:value="-0.858003" calcext:value-type="float">
            <text:p>-0.858003</text:p>
          </table:table-cell>
          <table:table-cell office:value-type="float" office:value="37.551261" calcext:value-type="float">
            <text:p>37.551261</text:p>
          </table:table-cell>
          <table:table-cell table:formula="of:=&quot;{lat: &quot;&amp;[.A16]&amp;&quot;, lng: &quot;&amp;[.B16]&amp;&quot;},&quot;" office:value-type="string" office:string-value="{lat: -0.858003, lng: 37.551261}," calcext:value-type="string">
            <text:p>{lat: -0.858003, lng: 37.551261},</text:p>
          </table:table-cell>
        </table:table-row>
        <table:table-row table:style-name="ro1">
          <table:table-cell office:value-type="float" office:value="-0.8553" calcext:value-type="float">
            <text:p>-0.8553</text:p>
          </table:table-cell>
          <table:table-cell office:value-type="float" office:value="37.55035" calcext:value-type="float">
            <text:p>37.55035</text:p>
          </table:table-cell>
          <table:table-cell table:formula="of:=&quot;{lat: &quot;&amp;[.A17]&amp;&quot;, lng: &quot;&amp;[.B17]&amp;&quot;},&quot;" office:value-type="string" office:string-value="{lat: -0.8553, lng: 37.55035}," calcext:value-type="string">
            <text:p>{lat: -0.8553, lng: 37.55035},</text:p>
          </table:table-cell>
        </table:table-row>
        <table:table-row table:style-name="ro1">
          <table:table-cell office:value-type="float" office:value="-0.853036" calcext:value-type="float">
            <text:p>-0.853036</text:p>
          </table:table-cell>
          <table:table-cell office:value-type="float" office:value="37.550735" calcext:value-type="float">
            <text:p>37.550735</text:p>
          </table:table-cell>
          <table:table-cell table:formula="of:=&quot;{lat: &quot;&amp;[.A18]&amp;&quot;, lng: &quot;&amp;[.B18]&amp;&quot;},&quot;" office:value-type="string" office:string-value="{lat: -0.853036, lng: 37.550735}," calcext:value-type="string">
            <text:p>{lat: -0.853036, lng: 37.550735},</text:p>
          </table:table-cell>
        </table:table-row>
        <table:table-row table:style-name="ro1">
          <table:table-cell office:value-type="float" office:value="-0.852752" calcext:value-type="float">
            <text:p>-0.852752</text:p>
          </table:table-cell>
          <table:table-cell office:value-type="float" office:value="37.546884" calcext:value-type="float">
            <text:p>37.546884</text:p>
          </table:table-cell>
          <table:table-cell table:formula="of:=&quot;{lat: &quot;&amp;[.A19]&amp;&quot;, lng: &quot;&amp;[.B19]&amp;&quot;},&quot;" office:value-type="string" office:string-value="{lat: -0.852752, lng: 37.546884}," calcext:value-type="string">
            <text:p>{lat: -0.852752, lng: 37.546884},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Block B</text:p>
          </table:table-cell>
          <table:covered-table-cell table:number-columns-repeated="2"/>
        </table:table-row>
        <table:table-row table:style-name="ro1">
          <table:table-cell office:value-type="float" office:value="-0.85816" calcext:value-type="float">
            <text:p>-0.85816</text:p>
          </table:table-cell>
          <table:table-cell office:value-type="float" office:value="37.55126" calcext:value-type="float">
            <text:p>37.55126</text:p>
          </table:table-cell>
          <table:table-cell table:formula="of:=&quot;{lat: &quot;&amp;[.A21]&amp;&quot;, lng: &quot;&amp;[.B21]&amp;&quot;},&quot;" office:value-type="string" office:string-value="{lat: -0.85816, lng: 37.55126}," calcext:value-type="string">
            <text:p>{lat: -0.85816, lng: 37.55126},</text:p>
          </table:table-cell>
        </table:table-row>
        <table:table-row table:style-name="ro1">
          <table:table-cell office:value-type="float" office:value="-0.86201" calcext:value-type="float">
            <text:p>-0.86201</text:p>
          </table:table-cell>
          <table:table-cell office:value-type="float" office:value="37.54938" calcext:value-type="float">
            <text:p>37.54938</text:p>
          </table:table-cell>
          <table:table-cell table:formula="of:=&quot;{lat: &quot;&amp;[.A22]&amp;&quot;, lng: &quot;&amp;[.B22]&amp;&quot;},&quot;" office:value-type="string" office:string-value="{lat: -0.86201, lng: 37.54938}," calcext:value-type="string">
            <text:p>{lat: -0.86201, lng: 37.54938},</text:p>
          </table:table-cell>
        </table:table-row>
        <table:table-row table:style-name="ro1">
          <table:table-cell office:value-type="float" office:value="-0.87444" calcext:value-type="float">
            <text:p>-0.87444</text:p>
          </table:table-cell>
          <table:table-cell office:value-type="float" office:value="37.55128" calcext:value-type="float">
            <text:p>37.55128</text:p>
          </table:table-cell>
          <table:table-cell table:formula="of:=&quot;{lat: &quot;&amp;[.A23]&amp;&quot;, lng: &quot;&amp;[.B23]&amp;&quot;},&quot;" office:value-type="string" office:string-value="{lat: -0.87444, lng: 37.55128}," calcext:value-type="string">
            <text:p>{lat: -0.87444, lng: 37.55128},</text:p>
          </table:table-cell>
        </table:table-row>
        <table:table-row table:style-name="ro1">
          <table:table-cell office:value-type="float" office:value="-0.87391" calcext:value-type="float">
            <text:p>-0.87391</text:p>
          </table:table-cell>
          <table:table-cell office:value-type="float" office:value="37.55391" calcext:value-type="float">
            <text:p>37.55391</text:p>
          </table:table-cell>
          <table:table-cell table:formula="of:=&quot;{lat: &quot;&amp;[.A24]&amp;&quot;, lng: &quot;&amp;[.B24]&amp;&quot;},&quot;" office:value-type="string" office:string-value="{lat: -0.87391, lng: 37.55391}," calcext:value-type="string">
            <text:p>{lat: -0.87391, lng: 37.55391},</text:p>
          </table:table-cell>
        </table:table-row>
        <table:table-row table:style-name="ro1">
          <table:table-cell office:value-type="float" office:value="-0.8711" calcext:value-type="float">
            <text:p>-0.8711</text:p>
          </table:table-cell>
          <table:table-cell office:value-type="float" office:value="37.55402" calcext:value-type="float">
            <text:p>37.55402</text:p>
          </table:table-cell>
          <table:table-cell table:formula="of:=&quot;{lat: &quot;&amp;[.A25]&amp;&quot;, lng: &quot;&amp;[.B25]&amp;&quot;},&quot;" office:value-type="string" office:string-value="{lat: -0.8711, lng: 37.55402}," calcext:value-type="string">
            <text:p>{lat: -0.8711, lng: 37.55402},</text:p>
          </table:table-cell>
        </table:table-row>
        <table:table-row table:style-name="ro1">
          <table:table-cell office:value-type="float" office:value="-0.86892" calcext:value-type="float">
            <text:p>-0.86892</text:p>
          </table:table-cell>
          <table:table-cell office:value-type="float" office:value="37.55453" calcext:value-type="float">
            <text:p>37.55453</text:p>
          </table:table-cell>
          <table:table-cell table:formula="of:=&quot;{lat: &quot;&amp;[.A26]&amp;&quot;, lng: &quot;&amp;[.B26]&amp;&quot;},&quot;" office:value-type="string" office:string-value="{lat: -0.86892, lng: 37.55453}," calcext:value-type="string">
            <text:p>{lat: -0.86892, lng: 37.55453},</text:p>
          </table:table-cell>
        </table:table-row>
        <table:table-row table:style-name="ro1">
          <table:table-cell office:value-type="float" office:value="-0.86499" calcext:value-type="float">
            <text:p>-0.86499</text:p>
          </table:table-cell>
          <table:table-cell office:value-type="float" office:value="37.55555" calcext:value-type="float">
            <text:p>37.55555</text:p>
          </table:table-cell>
          <table:table-cell table:formula="of:=&quot;{lat: &quot;&amp;[.A27]&amp;&quot;, lng: &quot;&amp;[.B27]&amp;&quot;},&quot;" office:value-type="string" office:string-value="{lat: -0.86499, lng: 37.55555}," calcext:value-type="string">
            <text:p>{lat: -0.86499, lng: 37.55555},</text:p>
          </table:table-cell>
        </table:table-row>
        <table:table-row table:style-name="ro1">
          <table:table-cell office:value-type="float" office:value="-0.86228" calcext:value-type="float">
            <text:p>-0.86228</text:p>
          </table:table-cell>
          <table:table-cell office:value-type="float" office:value="37.55645" calcext:value-type="float">
            <text:p>37.55645</text:p>
          </table:table-cell>
          <table:table-cell table:formula="of:=&quot;{lat: &quot;&amp;[.A28]&amp;&quot;, lng: &quot;&amp;[.B28]&amp;&quot;},&quot;" office:value-type="string" office:string-value="{lat: -0.86228, lng: 37.55645}," calcext:value-type="string">
            <text:p>{lat: -0.86228, lng: 37.55645},</text:p>
          </table:table-cell>
        </table:table-row>
        <table:table-row table:style-name="ro1">
          <table:table-cell office:value-type="float" office:value="-0.86126" calcext:value-type="float">
            <text:p>-0.86126</text:p>
          </table:table-cell>
          <table:table-cell office:value-type="float" office:value="37.55458" calcext:value-type="float">
            <text:p>37.55458</text:p>
          </table:table-cell>
          <table:table-cell table:formula="of:=&quot;{lat: &quot;&amp;[.A29]&amp;&quot;, lng: &quot;&amp;[.B29]&amp;&quot;},&quot;" office:value-type="string" office:string-value="{lat: -0.86126, lng: 37.55458}," calcext:value-type="string">
            <text:p>{lat: -0.86126, lng: 37.55458},</text:p>
          </table:table-cell>
        </table:table-row>
        <table:table-row table:style-name="ro1">
          <table:table-cell office:value-type="float" office:value="-0.85991" calcext:value-type="float">
            <text:p>-0.85991</text:p>
          </table:table-cell>
          <table:table-cell office:value-type="float" office:value="37.55403" calcext:value-type="float">
            <text:p>37.55403</text:p>
          </table:table-cell>
          <table:table-cell table:formula="of:=&quot;{lat: &quot;&amp;[.A30]&amp;&quot;, lng: &quot;&amp;[.B30]&amp;&quot;},&quot;" office:value-type="string" office:string-value="{lat: -0.85991, lng: 37.55403}," calcext:value-type="string">
            <text:p>{lat: -0.85991, lng: 37.55403},</text:p>
          </table:table-cell>
        </table:table-row>
        <table:table-row table:style-name="ro2">
          <table:table-cell office:value-type="float" office:value="-0.85816" calcext:value-type="float">
            <text:p>-0.85816</text:p>
          </table:table-cell>
          <table:table-cell office:value-type="float" office:value="37.55126" calcext:value-type="float">
            <text:p>37.55126</text:p>
          </table:table-cell>
          <table:table-cell table:formula="of:=&quot;{lat: &quot;&amp;[.A31]&amp;&quot;, lng: &quot;&amp;[.B31]&amp;&quot;},&quot;" office:value-type="string" office:string-value="{lat: -0.85816, lng: 37.55126}," calcext:value-type="string">
            <text:p>{lat: -0.85816, lng: 37.55126},</text:p>
          </table:table-cell>
        </table:table-row>
        <table:table-row table:style-name="ro2">
          <table:table-cell table:number-columns-repeated="2"/>
          <table:table-cell table:formula="of:=&quot;{lat: &quot;&amp;[.A32]&amp;&quot;, lng: &quot;&amp;[.B32]&amp;&quot;},&quot;" office:value-type="string" office:string-value="{lat: , lng: }," calcext:value-type="string">
            <text:p>{lat: , lng: },</text:p>
          </table:table-cell>
        </table:table-row>
        <table:table-row table:style-name="ro3">
          <table:table-cell table:style-name="ce1" office:value-type="string" calcext:value-type="string" table:number-columns-spanned="3" table:number-rows-spanned="1">
            <text:p>Ghana</text:p>
          </table:table-cell>
          <table:covered-table-cell/>
          <table:covered-table-cell table:formula="of:=&quot;{lat: &quot;&amp;[.A33]&amp;&quot;, lng: &quot;&amp;[.B33]&amp;&quot;},&quot;" office:value-type="string" office:string-value="{lat: Ghana, lng: }," calcext:value-type="string">
            <text:p>{lat: Ghana, lng: },</text:p>
          </table:covered-table-cell>
        </table:table-row>
        <table:table-row table:style-name="ro2">
          <table:table-cell office:value-type="float" office:value="378263.61" calcext:value-type="float">
            <text:p>378263.61</text:p>
          </table:table-cell>
          <table:table-cell office:value-type="float" office:value="665074.93" calcext:value-type="float">
            <text:p>665074.93</text:p>
          </table:table-cell>
          <table:table-cell table:formula="of:=&quot;{lat: &quot;&amp;[.A34]&amp;&quot;, lng: &quot;&amp;[.B34]&amp;&quot;},&quot;" office:value-type="string" office:string-value="{lat: 378263.61, lng: 665074.93}," calcext:value-type="string">
            <text:p>{lat: 378263.61, lng: 665074.93},</text:p>
          </table:table-cell>
        </table:table-row>
        <table:table-row table:style-name="ro2">
          <table:table-cell office:value-type="float" office:value="376645.78" calcext:value-type="float">
            <text:p>376645.78</text:p>
          </table:table-cell>
          <table:table-cell office:value-type="float" office:value="665128.63" calcext:value-type="float">
            <text:p>665128.63</text:p>
          </table:table-cell>
          <table:table-cell table:formula="of:=&quot;{lat: &quot;&amp;[.A35]&amp;&quot;, lng: &quot;&amp;[.B35]&amp;&quot;},&quot;" office:value-type="string" office:string-value="{lat: 376645.78, lng: 665128.63}," calcext:value-type="string">
            <text:p>{lat: 376645.78, lng: 665128.63},</text:p>
          </table:table-cell>
        </table:table-row>
        <table:table-row table:style-name="ro2">
          <table:table-cell office:value-type="float" office:value="375624.64" calcext:value-type="float">
            <text:p>375624.64</text:p>
          </table:table-cell>
          <table:table-cell office:value-type="float" office:value="665361.93" calcext:value-type="float">
            <text:p>665361.93</text:p>
          </table:table-cell>
          <table:table-cell table:formula="of:=&quot;{lat: &quot;&amp;[.A36]&amp;&quot;, lng: &quot;&amp;[.B36]&amp;&quot;},&quot;" office:value-type="string" office:string-value="{lat: 375624.64, lng: 665361.93}," calcext:value-type="string">
            <text:p>{lat: 375624.64, lng: 665361.93},</text:p>
          </table:table-cell>
        </table:table-row>
        <table:table-row table:style-name="ro2">
          <table:table-cell office:value-type="float" office:value="375710.33" calcext:value-type="float">
            <text:p>375710.33</text:p>
          </table:table-cell>
          <table:table-cell office:value-type="float" office:value="664939.52" calcext:value-type="float">
            <text:p>664939.52</text:p>
          </table:table-cell>
          <table:table-cell table:formula="of:=&quot;{lat: &quot;&amp;[.A37]&amp;&quot;, lng: &quot;&amp;[.B37]&amp;&quot;},&quot;" office:value-type="string" office:string-value="{lat: 375710.33, lng: 664939.52}," calcext:value-type="string">
            <text:p>{lat: 375710.33, lng: 664939.52},</text:p>
          </table:table-cell>
        </table:table-row>
        <table:table-row table:style-name="ro2">
          <table:table-cell office:value-type="float" office:value="375591.13" calcext:value-type="float">
            <text:p>375591.13</text:p>
          </table:table-cell>
          <table:table-cell office:value-type="float" office:value="664204.78" calcext:value-type="float">
            <text:p>664204.78</text:p>
          </table:table-cell>
          <table:table-cell table:formula="of:=&quot;{lat: &quot;&amp;[.A38]&amp;&quot;, lng: &quot;&amp;[.B38]&amp;&quot;},&quot;" office:value-type="string" office:string-value="{lat: 375591.13, lng: 664204.78}," calcext:value-type="string">
            <text:p>{lat: 375591.13, lng: 664204.78},</text:p>
          </table:table-cell>
        </table:table-row>
        <table:table-row table:style-name="ro2">
          <table:table-cell office:value-type="float" office:value="373970.05" calcext:value-type="float">
            <text:p>373970.05</text:p>
          </table:table-cell>
          <table:table-cell office:value-type="float" office:value="663015.49" calcext:value-type="float">
            <text:p>663015.49</text:p>
          </table:table-cell>
          <table:table-cell table:formula="of:=&quot;{lat: &quot;&amp;[.A39]&amp;&quot;, lng: &quot;&amp;[.B39]&amp;&quot;},&quot;" office:value-type="string" office:string-value="{lat: 373970.05, lng: 663015.49}," calcext:value-type="string">
            <text:p>{lat: 373970.05, lng: 663015.49},</text:p>
          </table:table-cell>
        </table:table-row>
        <table:table-row table:style-name="ro2">
          <table:table-cell office:value-type="float" office:value="374167.12" calcext:value-type="float">
            <text:p>374167.12</text:p>
          </table:table-cell>
          <table:table-cell office:value-type="float" office:value="662173.94" calcext:value-type="float">
            <text:p>662173.94</text:p>
          </table:table-cell>
          <table:table-cell table:formula="of:=&quot;{lat: &quot;&amp;[.A40]&amp;&quot;, lng: &quot;&amp;[.B40]&amp;&quot;},&quot;" office:value-type="string" office:string-value="{lat: 374167.12, lng: 662173.94}," calcext:value-type="string">
            <text:p>{lat: 374167.12, lng: 662173.94},</text:p>
          </table:table-cell>
        </table:table-row>
        <table:table-row table:style-name="ro2">
          <table:table-cell office:value-type="float" office:value="374362.74" calcext:value-type="float">
            <text:p>374362.74</text:p>
          </table:table-cell>
          <table:table-cell office:value-type="float" office:value="661273.9" calcext:value-type="float">
            <text:p>661273.9</text:p>
          </table:table-cell>
          <table:table-cell table:formula="of:=&quot;{lat: &quot;&amp;[.A41]&amp;&quot;, lng: &quot;&amp;[.B41]&amp;&quot;},&quot;" office:value-type="string" office:string-value="{lat: 374362.74, lng: 661273.9}," calcext:value-type="string">
            <text:p>{lat: 374362.74, lng: 661273.9},</text:p>
          </table:table-cell>
        </table:table-row>
        <table:table-row table:style-name="ro2">
          <table:table-cell office:value-type="float" office:value="374418.84" calcext:value-type="float">
            <text:p>374418.84</text:p>
          </table:table-cell>
          <table:table-cell office:value-type="float" office:value="660431.28" calcext:value-type="float">
            <text:p>660431.28</text:p>
          </table:table-cell>
          <table:table-cell table:formula="of:=&quot;{lat: &quot;&amp;[.A42]&amp;&quot;, lng: &quot;&amp;[.B42]&amp;&quot;},&quot;" office:value-type="string" office:string-value="{lat: 374418.84, lng: 660431.28}," calcext:value-type="string">
            <text:p>{lat: 374418.84, lng: 660431.28},</text:p>
          </table:table-cell>
        </table:table-row>
        <table:table-row table:style-name="ro2">
          <table:table-cell office:value-type="float" office:value="375209.28" calcext:value-type="float">
            <text:p>375209.28</text:p>
          </table:table-cell>
          <table:table-cell office:value-type="float" office:value="659632.73" calcext:value-type="float">
            <text:p>659632.73</text:p>
          </table:table-cell>
          <table:table-cell table:formula="of:=&quot;{lat: &quot;&amp;[.A43]&amp;&quot;, lng: &quot;&amp;[.B43]&amp;&quot;},&quot;" office:value-type="string" office:string-value="{lat: 375209.28, lng: 659632.73}," calcext:value-type="string">
            <text:p>{lat: 375209.28, lng: 659632.73},</text:p>
          </table:table-cell>
        </table:table-row>
        <table:table-row table:style-name="ro2">
          <table:table-cell office:value-type="float" office:value="375758.99" calcext:value-type="float">
            <text:p>375758.99</text:p>
          </table:table-cell>
          <table:table-cell office:value-type="float" office:value="659312.69" calcext:value-type="float">
            <text:p>659312.69</text:p>
          </table:table-cell>
          <table:table-cell table:formula="of:=&quot;{lat: &quot;&amp;[.A44]&amp;&quot;, lng: &quot;&amp;[.B44]&amp;&quot;},&quot;" office:value-type="string" office:string-value="{lat: 375758.99, lng: 659312.69}," calcext:value-type="string">
            <text:p>{lat: 375758.99, lng: 659312.69},</text:p>
          </table:table-cell>
        </table:table-row>
        <table:table-row table:style-name="ro2">
          <table:table-cell office:value-type="float" office:value="375854.59" calcext:value-type="float">
            <text:p>375854.59</text:p>
          </table:table-cell>
          <table:table-cell office:value-type="float" office:value="659099.21" calcext:value-type="float">
            <text:p>659099.21</text:p>
          </table:table-cell>
          <table:table-cell table:formula="of:=&quot;{lat: &quot;&amp;[.A45]&amp;&quot;, lng: &quot;&amp;[.B45]&amp;&quot;},&quot;" office:value-type="string" office:string-value="{lat: 375854.59, lng: 659099.21}," calcext:value-type="string">
            <text:p>{lat: 375854.59, lng: 659099.21},</text:p>
          </table:table-cell>
        </table:table-row>
        <table:table-row table:style-name="ro2">
          <table:table-cell office:value-type="float" office:value="376396.94" calcext:value-type="float">
            <text:p>376396.94</text:p>
          </table:table-cell>
          <table:table-cell office:value-type="float" office:value="658616.51" calcext:value-type="float">
            <text:p>658616.51</text:p>
          </table:table-cell>
          <table:table-cell table:formula="of:=&quot;{lat: &quot;&amp;[.A46]&amp;&quot;, lng: &quot;&amp;[.B46]&amp;&quot;},&quot;" office:value-type="string" office:string-value="{lat: 376396.94, lng: 658616.51}," calcext:value-type="string">
            <text:p>{lat: 376396.94, lng: 658616.51},</text:p>
          </table:table-cell>
        </table:table-row>
        <table:table-row table:style-name="ro2">
          <table:table-cell office:value-type="float" office:value="377878.84" calcext:value-type="float">
            <text:p>377878.84</text:p>
          </table:table-cell>
          <table:table-cell office:value-type="float" office:value="661582.41" calcext:value-type="float">
            <text:p>661582.41</text:p>
          </table:table-cell>
          <table:table-cell table:formula="of:=&quot;{lat: &quot;&amp;[.A47]&amp;&quot;, lng: &quot;&amp;[.B47]&amp;&quot;},&quot;" office:value-type="string" office:string-value="{lat: 377878.84, lng: 661582.41}," calcext:value-type="string">
            <text:p>{lat: 377878.84, lng: 661582.41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7:02:42.042047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5:36:27</meta:creation-date>
    <meta:initial-creator>karibe </meta:initial-creator>
    <dc:language>en-US</dc:language>
    <meta:editing-cycles>3</meta:editing-cycles>
    <meta:editing-duration>PT1H34M51S</meta:editing-duration>
    <meta:generator>LibreOffice/5.1.3.2$Linux_X86_64 LibreOffice_project/10m0$Build-2</meta:generator>
    <dc:date>2016-06-21T18:23:26.298004044</dc:date>
    <meta:document-statistic meta:table-count="1" meta:cell-count="134" meta:object-count="0"/>
  </office:meta>
</office:document-meta>
</file>